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Pictures/100006A0000001A8000001A82F87D344D623AC12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6mm"/>
    </style:style>
    <style:style style:name="co3" style:family="table-column">
      <style:table-column-properties fo:break-before="auto" style:column-width="31.77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ight Turn" table:style-name="ta1">
        <table:shapes>
          <draw:frame draw:z-index="0" draw:style-name="gr1" draw:text-style-name="P1" svg:width="162.72mm" svg:height="98.89mm" svg:x="210.83mm" svg:y="49.45mm">
            <loext:p draw:notify-on-update-of-ranges="'Right Turn'.A2:'Right Turn'.A21 'Right Turn'.H1:'Right Turn'.H1 'Right Turn'.H2:'Right Turn'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Angle 1</text:p>
          </table:table-cell>
          <table:table-cell table:style-name="ce1" office:value-type="string" calcext:value-type="string">
            <text:p>Angle 2</text:p>
          </table:table-cell>
          <table:table-cell table:style-name="ce1" office:value-type="string" calcext:value-type="string">
            <text:p>Angle 3</text:p>
          </table:table-cell>
          <table:table-cell table:style-name="ce1" office:value-type="string" calcext:value-type="string">
            <text:p>Angle 4</text:p>
          </table:table-cell>
          <table:table-cell table:style-name="ce1" office:value-type="string" calcext:value-type="string">
            <text:p>Angle 5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 Angle</text:p>
          </table:table-cell>
          <table:table-cell table:style-name="ce1"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B2:.F2])" office:value-type="float" office:value="55" calcext:value-type="float">
            <text:p>55</text:p>
          </table:table-cell>
          <table:table-cell table:formula="of:=[.G2]/5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SUM([.B3:.F3])" office:value-type="float" office:value="109" calcext:value-type="float">
            <text:p>109</text:p>
          </table:table-cell>
          <table:table-cell table:formula="of:=[.G3]/5" office:value-type="float" office:value="21.8" calcext:value-type="float">
            <text:p>21.8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SUM([.B4:.F4])" office:value-type="float" office:value="154" calcext:value-type="float">
            <text:p>154</text:p>
          </table:table-cell>
          <table:table-cell table:formula="of:=[.G4]/5" office:value-type="float" office:value="30.8" calcext:value-type="float">
            <text:p>30.8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SUM([.B5:.F5])" office:value-type="float" office:value="212" calcext:value-type="float">
            <text:p>212</text:p>
          </table:table-cell>
          <table:table-cell table:formula="of:=[.G5]/5" office:value-type="float" office:value="42.4" calcext:value-type="float">
            <text:p>42.4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formula="of:=SUM([.B6:.F6])" office:value-type="float" office:value="258" calcext:value-type="float">
            <text:p>258</text:p>
          </table:table-cell>
          <table:table-cell table:formula="of:=[.G6]/5" office:value-type="float" office:value="51.6" calcext:value-type="float">
            <text:p>51.6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SUM([.B7:.F7])" office:value-type="float" office:value="306" calcext:value-type="float">
            <text:p>306</text:p>
          </table:table-cell>
          <table:table-cell table:formula="of:=[.G7]/5" office:value-type="float" office:value="61.2" calcext:value-type="float">
            <text:p>61.2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SUM([.B8:.F8])" office:value-type="float" office:value="363" calcext:value-type="float">
            <text:p>363</text:p>
          </table:table-cell>
          <table:table-cell table:formula="of:=[.G8]/5" office:value-type="float" office:value="72.6" calcext:value-type="float">
            <text:p>72.6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SUM([.B9:.F9])" office:value-type="float" office:value="419" calcext:value-type="float">
            <text:p>419</text:p>
          </table:table-cell>
          <table:table-cell table:formula="of:=[.G9]/5" office:value-type="float" office:value="83.8" calcext:value-type="float">
            <text:p>83.8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formula="of:=SUM([.B10:.F10])" office:value-type="float" office:value="465" calcext:value-type="float">
            <text:p>465</text:p>
          </table:table-cell>
          <table:table-cell table:formula="of:=[.G10]/5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formula="of:=SUM([.B11:.F11])" office:value-type="float" office:value="525" calcext:value-type="float">
            <text:p>525</text:p>
          </table:table-cell>
          <table:table-cell table:formula="of:=[.G11]/5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table:formula="of:=SUM([.B12:.F12])" office:value-type="float" office:value="666" calcext:value-type="float">
            <text:p>666</text:p>
          </table:table-cell>
          <table:table-cell table:formula="of:=[.G12]/5" office:value-type="float" office:value="133.2" calcext:value-type="float">
            <text:p>133.2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SUM([.B13:.F13])" office:value-type="float" office:value="800" calcext:value-type="float">
            <text:p>800</text:p>
          </table:table-cell>
          <table:table-cell table:formula="of:=[.G13]/5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table:formula="of:=SUM([.B14:.F14])" office:value-type="float" office:value="928" calcext:value-type="float">
            <text:p>928</text:p>
          </table:table-cell>
          <table:table-cell table:formula="of:=[.G14]/5" office:value-type="float" office:value="185.6" calcext:value-type="float">
            <text:p>185.6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table:formula="of:=SUM([.B15:.F15])" office:value-type="float" office:value="1068" calcext:value-type="float">
            <text:p>1068</text:p>
          </table:table-cell>
          <table:table-cell table:formula="of:=[.G15]/5" office:value-type="float" office:value="213.6" calcext:value-type="float">
            <text:p>213.6</text:p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formula="of:=45 + 1.20547" office:value-type="float" office:value="46.20547" calcext:value-type="float">
            <text:p>46.20547</text:p>
          </table:table-cell>
          <table:table-cell/>
          <table:table-cell table:formula="of:=1.20547/0.10687" office:value-type="float" office:value="11.2797791709554" calcext:value-type="float">
            <text:p>11.27977917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28]/0.106873" office:value-type="float" office:value="432.339973613541" calcext:value-type="float">
            <text:p>432.3399736135</text:p>
          </table:table-cell>
          <table:table-cell/>
          <table:table-cell table:formula="of:=90+1.02547" office:value-type="float" office:value="91.02547" calcext:value-type="float">
            <text:p>91.0254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9]/0.10687" office:value-type="float" office:value="851.740151586039" calcext:value-type="float">
            <text:p>851.740151586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 Turn" table:style-name="ta1">
        <table:shapes>
          <draw:frame draw:z-index="0" draw:style-name="gr1" draw:text-style-name="P1" svg:width="159.99mm" svg:height="89.99mm" svg:x="212.25mm" svg:y="47.97mm">
            <loext:p draw:notify-on-update-of-ranges="'Left Turn'.A2:'Left Turn'.A15 'Left Turn'.H1:'Left Turn'.H1 'Left Turn'.H2:'Left Turn'.H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Angle 1</text:p>
          </table:table-cell>
          <table:table-cell table:style-name="ce1" office:value-type="string" calcext:value-type="string">
            <text:p>Angle 2</text:p>
          </table:table-cell>
          <table:table-cell table:style-name="ce1" office:value-type="string" calcext:value-type="string">
            <text:p>Angle 3</text:p>
          </table:table-cell>
          <table:table-cell table:style-name="ce1" office:value-type="string" calcext:value-type="string">
            <text:p>Angle 4</text:p>
          </table:table-cell>
          <table:table-cell table:style-name="ce1" office:value-type="string" calcext:value-type="string">
            <text:p>Angle 5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Average Angle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B2:.F2])" office:value-type="float" office:value="57" calcext:value-type="float">
            <text:p>57</text:p>
          </table:table-cell>
          <table:table-cell table:formula="of:=[.G2]/5" office:value-type="float" office:value="11.4" calcext:value-type="float">
            <text:p>11.4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SUM([.B3:.F3])" office:value-type="float" office:value="104" calcext:value-type="float">
            <text:p>104</text:p>
          </table:table-cell>
          <table:table-cell table:formula="of:=[.G3]/5" office:value-type="float" office:value="20.8" calcext:value-type="float">
            <text:p>20.8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SUM([.B4:.F4])" office:value-type="float" office:value="154" calcext:value-type="float">
            <text:p>154</text:p>
          </table:table-cell>
          <table:table-cell table:formula="of:=[.G4]/5" office:value-type="float" office:value="30.8" calcext:value-type="float">
            <text:p>30.8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SUM([.B5:.F5])" office:value-type="float" office:value="212" calcext:value-type="float">
            <text:p>212</text:p>
          </table:table-cell>
          <table:table-cell table:formula="of:=[.G5]/5" office:value-type="float" office:value="42.4" calcext:value-type="float">
            <text:p>42.4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formula="of:=SUM([.B6:.F6])" office:value-type="float" office:value="266" calcext:value-type="float">
            <text:p>266</text:p>
          </table:table-cell>
          <table:table-cell table:formula="of:=[.G6]/5" office:value-type="float" office:value="53.2" calcext:value-type="float">
            <text:p>53.2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SUM([.B7:.F7])" office:value-type="float" office:value="323" calcext:value-type="float">
            <text:p>323</text:p>
          </table:table-cell>
          <table:table-cell table:formula="of:=[.G7]/5" office:value-type="float" office:value="64.6" calcext:value-type="float">
            <text:p>64.6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SUM([.B8:.F8])" office:value-type="float" office:value="373" calcext:value-type="float">
            <text:p>373</text:p>
          </table:table-cell>
          <table:table-cell table:formula="of:=[.G8]/5" office:value-type="float" office:value="74.6" calcext:value-type="float">
            <text:p>74.6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B9:.F9])" office:value-type="float" office:value="427" calcext:value-type="float">
            <text:p>427</text:p>
          </table:table-cell>
          <table:table-cell table:formula="of:=[.G9]/5" office:value-type="float" office:value="85.4" calcext:value-type="float">
            <text:p>85.4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SUM([.B10:.F10])" office:value-type="float" office:value="479" calcext:value-type="float">
            <text:p>479</text:p>
          </table:table-cell>
          <table:table-cell table:formula="of:=[.G10]/5" office:value-type="float" office:value="95.8" calcext:value-type="float">
            <text:p>95.8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SUM([.B11:.F11])" office:value-type="float" office:value="524" calcext:value-type="float">
            <text:p>524</text:p>
          </table:table-cell>
          <table:table-cell table:formula="of:=[.G11]/5" office:value-type="float" office:value="104.8" calcext:value-type="float">
            <text:p>104.8</text:p>
          </table:table-cell>
          <table:table-cell table:number-columns-repeated="101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formula="of:=SUM([.B12:.F12])" office:value-type="float" office:value="686" calcext:value-type="float">
            <text:p>686</text:p>
          </table:table-cell>
          <table:table-cell table:formula="of:=[.G12]/5" office:value-type="float" office:value="137.2" calcext:value-type="float">
            <text:p>137.2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SUM([.B13:.F13])" office:value-type="float" office:value="802" calcext:value-type="float">
            <text:p>802</text:p>
          </table:table-cell>
          <table:table-cell table:formula="of:=[.G13]/5" office:value-type="float" office:value="160.4" calcext:value-type="float">
            <text:p>160.4</text:p>
          </table:table-cell>
          <table:table-cell table:number-columns-repeated="101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SUM([.B14:.F14])" office:value-type="float" office:value="937" calcext:value-type="float">
            <text:p>937</text:p>
          </table:table-cell>
          <table:table-cell table:formula="of:=[.G14]/5" office:value-type="float" office:value="187.4" calcext:value-type="float">
            <text:p>187.4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formula="of:=SUM([.B15:.F15])" office:value-type="float" office:value="1087" calcext:value-type="float">
            <text:p>1087</text:p>
          </table:table-cell>
          <table:table-cell table:formula="of:=[.G15]/5" office:value-type="float" office:value="217.4" calcext:value-type="float">
            <text:p>217.4</text:p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formula="of:=45+0.96452" office:value-type="float" office:value="45.96452" calcext:value-type="float">
            <text:p>45.96452</text:p>
          </table:table-cell>
          <table:table-cell table:formula="of:=0.96452/0.1083" office:value-type="float" office:value="8.90600184672207" calcext:value-type="float">
            <text:p>8.90600184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45 deg time</text:p>
          </table:table-cell>
          <table:table-cell table:formula="of:=[.E28]/0.10831" office:value-type="float" office:value="424.379281691441" calcext:value-type="float">
            <text:p>424.3792816914</text:p>
          </table:table-cell>
          <table:table-cell table:formula="of:=90+0.96452" office:value-type="float" office:value="90.96452" calcext:value-type="float">
            <text:p>90.9645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9]/0.1083" office:value-type="float" office:value="839.930932594644" calcext:value-type="float">
            <text:p>839.9309325946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6:00:09.485913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3:46.100046278</meta:creation-date>
    <dc:date>2017-11-13T19:24:53.830013810</dc:date>
    <meta:editing-duration>PT5H10M33S</meta:editing-duration>
    <meta:editing-cycles>8</meta:editing-cycles>
    <meta:generator>LibreOffice/5.1.6.2$Linux_X86_64 LibreOffice_project/10m0$Build-2</meta:generator>
    <meta:document-statistic meta:table-count="2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100006A0000001A8000001A82F87D344D623AC12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6A0000001A8000001A82F87D344D623AC12.svg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text-properties fo:font-size="11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73cm" svg:height="9.89cm" xlink:href=".." xlink:type="simple" chart:class="chart:scatter" chart:style-name="ch1">
        <chart:title svg:x="6.664cm" svg:y="0.333cm" chart:style-name="ch2">
          <text:p>Angle vs Time</text:p>
        </chart:title>
        <chart:plot-area chart:style-name="ch3" table:cell-range-address="'Right Turn'.A2:'Right Turn'.A21 'Right Turn'.H1:'Right Turn'.H21" chart:data-source-has-labels="row" svg:x="0.719cm" svg:y="1.291cm" svg:width="15.4cm" svg:height="7.522cm">
          <chartooo:coordinate-region svg:x="1.526cm" svg:y="1.49cm" svg:width="14.221cm" svg:height="6.676cm"/>
          <chart:axis chart:dimension="x" chart:name="primary-x" chart:style-name="ch4">
            <chart:title svg:x="7.661cm" svg:y="9.01cm" chart:style-name="ch5">
              <text:p>Time (ms)</text:p>
            </chart:title>
          </chart:axis>
          <chart:axis chart:dimension="y" chart:name="primary-y" chart:style-name="ch4">
            <chart:title svg:x="0cm" svg:y="6.194cm" chart:style-name="ch6">
              <text:p>Angle (degree)</text:p>
            </chart:title>
            <chart:grid chart:style-name="ch7" chart:class="major"/>
          </chart:axis>
          <chart:series chart:style-name="ch8" chart:values-cell-range-address="'Right Turn'.H2:'Right Turn'.H21" chart:label-cell-address="'Right Turn'.H1:'Right Turn'.H1" chart:class="chart:scatter">
            <chart:domain table:cell-range-address="'Right Turn'.A2:'Right Turn'.A21"/>
            <chart:regression-curve chart:style-name="ch9">
              <chart:equation chart:display-equation="true" chart:display-r-square="true" svg:x="8.277cm" svg:y="5.69cm" chart:style-name="ch10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Angle</text:p>
                <draw:g>
                  <svg:desc>'Right Turn'.H1:'Right Tur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ight Turn'.A2:'Right Turn'.A21</svg:desc>
                </draw:g>
              </table:table-cell>
              <table:table-cell office:value-type="float" office:value="11">
                <text:p>11</text:p>
                <draw:g>
                  <svg:desc>'Right Turn'.H2:'Right Turn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">
                <text:p>1250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13.6">
                <text:p>21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text-properties fo:font-size="11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Angle vs Time (Left Turn)</text:p>
        </chart:title>
        <chart:plot-area chart:style-name="ch3" table:cell-range-address="'Left Turn'.A2:'Left Turn'.A15 'Left Turn'.H1:'Left Turn'.H15" chart:data-source-has-labels="row" svg:x="0.629cm" svg:y="1.271cm" svg:width="15.045cm" svg:height="6.822cm">
          <chartooo:coordinate-region svg:x="1.436cm" svg:y="1.471cm" svg:width="13.866cm" svg:height="5.975cm"/>
          <chart:axis chart:dimension="x" chart:name="primary-x" chart:style-name="ch4">
            <chart:title svg:x="7.393cm" svg:y="8.273cm" chart:style-name="ch5">
              <text:p>Time (ms)</text:p>
            </chart:title>
          </chart:axis>
          <chart:axis chart:dimension="y" chart:name="primary-y" chart:style-name="ch4">
            <chart:title svg:x="0cm" svg:y="5.824cm" chart:style-name="ch6">
              <text:p>Angle (degree)</text:p>
            </chart:title>
            <chart:grid chart:style-name="ch7" chart:class="major"/>
          </chart:axis>
          <chart:series chart:style-name="ch8" chart:values-cell-range-address="'Left Turn'.H2:'Left Turn'.H15" chart:label-cell-address="'Left Turn'.H1:'Left Turn'.H1" chart:class="chart:scatter">
            <chart:domain table:cell-range-address="'Left Turn'.A2:'Left Turn'.A15"/>
            <chart:regression-curve chart:style-name="ch9">
              <chart:equation chart:display-equation="true" chart:display-r-square="true" svg:x="7.461cm" svg:y="6.243cm" chart:style-name="ch10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Angle</text:p>
                <draw:g>
                  <svg:desc>'Left Turn'.H1:'Left Tur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eft Turn'.A2:'Left Turn'.A15</svg:desc>
                </draw:g>
              </table:table-cell>
              <table:table-cell office:value-type="float" office:value="11.4">
                <text:p>11.4</text:p>
                <draw:g>
                  <svg:desc>'Left Turn'.H2:'Left Turn'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">
                <text:p>1250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17.4">
                <text:p>217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